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86c09" officeooo:paragraph-rsid="00086c09"/>
    </style:style>
    <style:style style:name="P2" style:family="paragraph" style:parent-style-name="Standard">
      <style:text-properties officeooo:rsid="000abe4a" officeooo:paragraph-rsid="000abe4a"/>
    </style:style>
    <style:style style:name="P3" style:family="paragraph" style:parent-style-name="Standard">
      <style:text-properties officeooo:rsid="000933b8" officeooo:paragraph-rsid="00217637"/>
    </style:style>
    <style:style style:name="P4" style:family="paragraph" style:parent-style-name="Standard">
      <style:text-properties officeooo:rsid="000c4dd2" officeooo:paragraph-rsid="000c4dd2"/>
    </style:style>
    <style:style style:name="P5" style:family="paragraph" style:parent-style-name="Standard">
      <style:text-properties officeooo:rsid="004d5dc5" officeooo:paragraph-rsid="004d5dc5"/>
    </style:style>
    <style:style style:name="P6" style:family="paragraph" style:parent-style-name="Standard">
      <style:text-properties officeooo:rsid="000a30f1" officeooo:paragraph-rsid="00217637"/>
    </style:style>
    <style:style style:name="P7" style:family="paragraph" style:parent-style-name="Text_20_body">
      <style:text-properties officeooo:rsid="0012648c" officeooo:paragraph-rsid="0012648c"/>
    </style:style>
    <style:style style:name="P8" style:family="paragraph" style:parent-style-name="Text_20_body">
      <style:text-properties officeooo:rsid="00132e52" officeooo:paragraph-rsid="00132e52"/>
    </style:style>
    <style:style style:name="P9" style:family="paragraph" style:parent-style-name="Text_20_body">
      <style:text-properties officeooo:rsid="00167b09" officeooo:paragraph-rsid="00185674"/>
    </style:style>
    <style:style style:name="P10" style:family="paragraph" style:parent-style-name="Text_20_body">
      <style:text-properties officeooo:rsid="00185674" officeooo:paragraph-rsid="00185674"/>
    </style:style>
    <style:style style:name="P11" style:family="paragraph" style:parent-style-name="Text_20_body">
      <style:text-properties officeooo:rsid="00185674" officeooo:paragraph-rsid="00192690"/>
    </style:style>
    <style:style style:name="P12" style:family="paragraph" style:parent-style-name="Text_20_body">
      <style:text-properties officeooo:rsid="00185674" officeooo:paragraph-rsid="001bfb11"/>
    </style:style>
    <style:style style:name="P13" style:family="paragraph" style:parent-style-name="Text_20_body">
      <style:text-properties officeooo:rsid="001ec4f3" officeooo:paragraph-rsid="001ec4f3"/>
    </style:style>
    <style:style style:name="P14" style:family="paragraph" style:parent-style-name="Text_20_body">
      <style:text-properties officeooo:rsid="001ec4f3" officeooo:paragraph-rsid="00216d1b"/>
    </style:style>
    <style:style style:name="P15" style:family="paragraph" style:parent-style-name="Text_20_body">
      <style:text-properties officeooo:rsid="00216d1b" officeooo:paragraph-rsid="00217637"/>
    </style:style>
    <style:style style:name="P16" style:family="paragraph" style:parent-style-name="Text_20_body">
      <style:text-properties officeooo:rsid="00253630" officeooo:paragraph-rsid="00253630"/>
    </style:style>
    <style:style style:name="P17" style:family="paragraph" style:parent-style-name="Text_20_body">
      <style:text-properties officeooo:paragraph-rsid="002ca66f"/>
    </style:style>
    <style:style style:name="P18" style:family="paragraph" style:parent-style-name="Text_20_body">
      <style:text-properties officeooo:rsid="002e8182" officeooo:paragraph-rsid="002e8182"/>
    </style:style>
    <style:style style:name="P19" style:family="paragraph" style:parent-style-name="Text_20_body">
      <style:text-properties fo:font-weight="bold" officeooo:rsid="002f18ef" officeooo:paragraph-rsid="002f18ef" style:font-weight-asian="bold" style:font-weight-complex="bold"/>
    </style:style>
    <style:style style:name="P20" style:family="paragraph" style:parent-style-name="Text_20_body">
      <style:text-properties fo:font-weight="bold" officeooo:rsid="002f2bf7" officeooo:paragraph-rsid="002f2bf7" style:font-weight-asian="bold" style:font-weight-complex="bold"/>
    </style:style>
    <style:style style:name="P21" style:family="paragraph" style:parent-style-name="Text_20_body">
      <style:text-properties fo:font-weight="bold" officeooo:rsid="00086c09" officeooo:paragraph-rsid="0031438b" style:font-weight-asian="bold" style:font-weight-complex="bold"/>
    </style:style>
    <style:style style:name="P22" style:family="paragraph" style:parent-style-name="Text_20_body">
      <style:text-properties fo:font-weight="bold" officeooo:rsid="00086c09" officeooo:paragraph-rsid="0032573f" style:font-weight-asian="bold" style:font-weight-complex="bold"/>
    </style:style>
    <style:style style:name="P23" style:family="paragraph" style:parent-style-name="Text_20_body">
      <style:text-properties fo:font-weight="bold" officeooo:rsid="00086c09" officeooo:paragraph-rsid="0033ddfa" style:font-weight-asian="bold" style:font-weight-complex="bold"/>
    </style:style>
    <style:style style:name="P24" style:family="paragraph" style:parent-style-name="Text_20_body">
      <style:text-properties fo:font-weight="bold" officeooo:rsid="00086c09" officeooo:paragraph-rsid="0035ac89" style:font-weight-asian="bold" style:font-weight-complex="bold"/>
    </style:style>
    <style:style style:name="P25" style:family="paragraph" style:parent-style-name="Text_20_body">
      <style:text-properties fo:font-weight="bold" officeooo:rsid="00086c09" officeooo:paragraph-rsid="003728ec" style:font-weight-asian="bold" style:font-weight-complex="bold"/>
    </style:style>
    <style:style style:name="P26" style:family="paragraph" style:parent-style-name="Text_20_body">
      <style:text-properties fo:font-weight="bold" officeooo:rsid="00086c09" officeooo:paragraph-rsid="003777a6" style:font-weight-asian="bold" style:font-weight-complex="bold"/>
    </style:style>
    <style:style style:name="P27" style:family="paragraph" style:parent-style-name="Text_20_body">
      <style:text-properties fo:font-weight="bold" officeooo:rsid="00086c09" officeooo:paragraph-rsid="0038b34c" style:font-weight-asian="bold" style:font-weight-complex="bold"/>
    </style:style>
    <style:style style:name="P28" style:family="paragraph" style:parent-style-name="Text_20_body">
      <style:text-properties fo:font-weight="bold" officeooo:rsid="00086c09" officeooo:paragraph-rsid="0038eabf" style:font-weight-asian="bold" style:font-weight-complex="bold"/>
    </style:style>
    <style:style style:name="P29" style:family="paragraph" style:parent-style-name="Text_20_body">
      <style:text-properties fo:font-weight="bold" officeooo:rsid="00086c09" officeooo:paragraph-rsid="0039f0a2" style:font-weight-asian="bold" style:font-weight-complex="bold"/>
    </style:style>
    <style:style style:name="P30" style:family="paragraph" style:parent-style-name="Text_20_body">
      <style:text-properties officeooo:rsid="002f18ef" officeooo:paragraph-rsid="002f18ef"/>
    </style:style>
    <style:style style:name="P31" style:family="paragraph" style:parent-style-name="Text_20_body">
      <style:text-properties officeooo:rsid="004012b3" officeooo:paragraph-rsid="004012b3"/>
    </style:style>
    <style:style style:name="P32" style:family="paragraph" style:parent-style-name="Text_20_body">
      <style:text-properties officeooo:paragraph-rsid="002f18ef"/>
    </style:style>
    <style:style style:name="P33" style:family="paragraph" style:parent-style-name="Text_20_body">
      <style:text-properties fo:font-weight="normal" officeooo:rsid="0031438b" officeooo:paragraph-rsid="0031438b" style:font-weight-asian="normal" style:font-weight-complex="normal"/>
    </style:style>
    <style:style style:name="P34" style:family="paragraph" style:parent-style-name="Subtitle">
      <style:text-properties fo:font-size="13pt" style:font-size-asian="13pt" style:font-size-complex="13pt"/>
    </style:style>
    <style:style style:name="P35" style:family="paragraph" style:parent-style-name="Standard" style:list-style-name="L1">
      <style:text-properties officeooo:rsid="004f282c" officeooo:paragraph-rsid="004f282c"/>
    </style:style>
    <style:style style:name="P36" style:family="paragraph" style:parent-style-name="Standard" style:list-style-name="L3">
      <style:text-properties officeooo:rsid="004f282c" officeooo:paragraph-rsid="004f282c"/>
    </style:style>
    <style:style style:name="P37" style:family="paragraph" style:parent-style-name="Standard" style:list-style-name="L1">
      <style:text-properties officeooo:rsid="00086c09" officeooo:paragraph-rsid="00086c09"/>
    </style:style>
    <style:style style:name="P38" style:family="paragraph" style:parent-style-name="Standard" style:list-style-name="L2">
      <style:text-properties officeooo:rsid="00086c09" officeooo:paragraph-rsid="00086c09"/>
    </style:style>
    <style:style style:name="P39" style:family="paragraph" style:parent-style-name="Standard" style:list-style-name="L2">
      <style:text-properties officeooo:rsid="00086c09" officeooo:paragraph-rsid="000933b8"/>
    </style:style>
    <style:style style:name="P40" style:family="paragraph" style:parent-style-name="Standard" style:list-style-name="L3">
      <style:text-properties officeooo:rsid="00086c09" officeooo:paragraph-rsid="00086c09"/>
    </style:style>
    <style:style style:name="P41" style:family="paragraph" style:parent-style-name="Standard" style:list-style-name="L3">
      <style:text-properties officeooo:rsid="00086c09" officeooo:paragraph-rsid="000933b8"/>
    </style:style>
    <style:style style:name="P42" style:family="paragraph" style:parent-style-name="Standard" style:list-style-name="L4">
      <style:text-properties officeooo:rsid="00086c09" officeooo:paragraph-rsid="00086c09"/>
    </style:style>
    <style:style style:name="P43" style:family="paragraph" style:parent-style-name="Standard" style:list-style-name="L4">
      <style:text-properties officeooo:rsid="004a2cec" officeooo:paragraph-rsid="004c0df4"/>
    </style:style>
    <style:style style:name="P44" style:family="paragraph" style:parent-style-name="Standard" style:list-style-name="L4">
      <style:text-properties officeooo:rsid="004c0df4" officeooo:paragraph-rsid="004c0df4"/>
    </style:style>
    <style:style style:name="P45" style:family="paragraph" style:parent-style-name="Text_20_body" style:list-style-name="L5">
      <style:text-properties officeooo:rsid="002c4f7a" officeooo:paragraph-rsid="002c4f7a"/>
    </style:style>
    <style:style style:name="P46" style:family="paragraph" style:parent-style-name="Text_20_body" style:list-style-name="L5">
      <style:text-properties officeooo:rsid="002f18ef" officeooo:paragraph-rsid="002f18ef"/>
    </style:style>
    <style:style style:name="P47" style:family="paragraph" style:parent-style-name="Text_20_body" style:list-style-name="L6">
      <style:text-properties officeooo:rsid="001d4629" officeooo:paragraph-rsid="0046874b"/>
    </style:style>
    <style:style style:name="P48" style:family="paragraph" style:parent-style-name="Text_20_body" style:list-style-name="L6">
      <style:text-properties fo:font-weight="normal" officeooo:rsid="0046874b" officeooo:paragraph-rsid="0046874b" style:font-weight-asian="normal" style:font-weight-complex="normal"/>
    </style:style>
    <style:style style:name="P49" style:family="paragraph" style:parent-style-name="Text_20_body" style:list-style-name="L7">
      <style:text-properties officeooo:rsid="003d24a5" officeooo:paragraph-rsid="003e3f97"/>
    </style:style>
    <style:style style:name="P50" style:family="paragraph" style:parent-style-name="Text_20_body" style:list-style-name="L7">
      <style:text-properties officeooo:rsid="003d24a5" officeooo:paragraph-rsid="003e8d13"/>
    </style:style>
    <style:style style:name="P51" style:family="paragraph" style:parent-style-name="Text_20_body" style:list-style-name="L7">
      <style:text-properties officeooo:rsid="004012b3" officeooo:paragraph-rsid="004012b3"/>
    </style:style>
    <style:style style:name="P52" style:family="paragraph" style:parent-style-name="Text_20_body" style:list-style-name="L8">
      <style:text-properties officeooo:rsid="003ec2e0" officeooo:paragraph-rsid="003ec2e0"/>
    </style:style>
    <style:style style:name="P53" style:family="paragraph" style:parent-style-name="Text_20_body" style:list-style-name="L9">
      <style:text-properties officeooo:rsid="00527b15" officeooo:paragraph-rsid="00527b15"/>
    </style:style>
    <style:style style:name="P54" style:family="paragraph" style:parent-style-name="Text_20_body">
      <style:text-properties officeooo:rsid="0055cff2" officeooo:paragraph-rsid="0055cff2"/>
    </style:style>
    <style:style style:name="P55" style:family="paragraph" style:parent-style-name="Heading_20_3">
      <style:text-properties officeooo:rsid="00132e52" officeooo:paragraph-rsid="00132e52"/>
    </style:style>
    <style:style style:name="P56" style:family="paragraph" style:parent-style-name="Heading_20_3">
      <style:text-properties officeooo:rsid="001bfb11" officeooo:paragraph-rsid="001bfb11"/>
    </style:style>
    <style:style style:name="P57" style:family="paragraph" style:parent-style-name="Heading_20_3">
      <style:text-properties officeooo:rsid="0029ef84" officeooo:paragraph-rsid="0029ef84"/>
    </style:style>
    <style:style style:name="P58" style:family="paragraph" style:parent-style-name="Heading_20_1">
      <style:text-properties officeooo:rsid="0012648c" officeooo:paragraph-rsid="0012648c"/>
    </style:style>
    <style:style style:name="P59" style:family="paragraph" style:parent-style-name="Heading_20_1">
      <style:text-properties officeooo:rsid="0012ff91" officeooo:paragraph-rsid="0012ff91"/>
    </style:style>
    <style:style style:name="P60" style:family="paragraph" style:parent-style-name="Heading_20_1">
      <style:text-properties officeooo:rsid="001ec4f3" officeooo:paragraph-rsid="001ec4f3"/>
    </style:style>
    <style:style style:name="P61" style:family="paragraph" style:parent-style-name="Heading_20_1">
      <style:text-properties officeooo:rsid="00253630" officeooo:paragraph-rsid="00253630"/>
    </style:style>
    <style:style style:name="P62" style:family="paragraph" style:parent-style-name="Heading_20_1">
      <style:text-properties officeooo:rsid="002ca66f" officeooo:paragraph-rsid="002ca66f"/>
    </style:style>
    <style:style style:name="P63" style:family="paragraph" style:parent-style-name="Heading_20_1">
      <style:text-properties officeooo:rsid="003d24a5" officeooo:paragraph-rsid="003d24a5"/>
    </style:style>
    <style:style style:name="P64" style:family="paragraph" style:parent-style-name="Heading_20_1">
      <style:text-properties officeooo:rsid="003ec2e0" officeooo:paragraph-rsid="003ec2e0"/>
    </style:style>
    <style:style style:name="P65" style:family="paragraph" style:parent-style-name="Heading_20_2">
      <style:text-properties officeooo:rsid="00132e52" officeooo:paragraph-rsid="00132e52"/>
    </style:style>
    <style:style style:name="P66" style:family="paragraph" style:parent-style-name="Heading_20_2">
      <style:text-properties officeooo:rsid="0014ea01" officeooo:paragraph-rsid="0014ea01"/>
    </style:style>
    <style:style style:name="P67" style:family="paragraph" style:parent-style-name="Heading_20_2">
      <style:text-properties officeooo:rsid="00527b15" officeooo:paragraph-rsid="00527b15"/>
    </style:style>
    <style:style style:name="T1" style:family="text">
      <style:text-properties officeooo:rsid="000933b8"/>
    </style:style>
    <style:style style:name="T2" style:family="text">
      <style:text-properties officeooo:rsid="000db9ab"/>
    </style:style>
    <style:style style:name="T3" style:family="text">
      <style:text-properties officeooo:rsid="0010abb2"/>
    </style:style>
    <style:style style:name="T4" style:family="text">
      <style:text-properties officeooo:rsid="00185674"/>
    </style:style>
    <style:style style:name="T5" style:family="text">
      <style:text-properties officeooo:rsid="00192690"/>
    </style:style>
    <style:style style:name="T6" style:family="text">
      <style:text-properties officeooo:rsid="001a89e3"/>
    </style:style>
    <style:style style:name="T7" style:family="text">
      <style:text-properties officeooo:rsid="001bfb11"/>
    </style:style>
    <style:style style:name="T8" style:family="text">
      <style:text-properties officeooo:rsid="001f77f6"/>
    </style:style>
    <style:style style:name="T9" style:family="text">
      <style:text-properties officeooo:rsid="0029ef84"/>
    </style:style>
    <style:style style:name="T10" style:family="text">
      <style:text-properties officeooo:rsid="002b7404"/>
    </style:style>
    <style:style style:name="T11" style:family="text">
      <style:text-properties officeooo:rsid="002ca66f"/>
    </style:style>
    <style:style style:name="T12" style:family="text">
      <style:text-properties fo:font-weight="bold" style:font-weight-asian="bold" style:font-weight-complex="bold"/>
    </style:style>
    <style:style style:name="T13" style:family="text">
      <style:text-properties fo:font-weight="bold" officeooo:rsid="00086c09" style:font-weight-asian="bold" style:font-weight-complex="bold"/>
    </style:style>
    <style:style style:name="T14" style:family="text">
      <style:text-properties fo:font-weight="bold" officeooo:rsid="002f18ef" style:font-weight-asian="bold" style:font-weight-complex="bold"/>
    </style:style>
    <style:style style:name="T15" style:family="text">
      <style:text-properties style:text-underline-style="none" fo:font-weight="bold" officeooo:rsid="002ca66f" style:font-weight-asian="bold" style:font-weight-complex="bold"/>
    </style:style>
    <style:style style:name="T16" style:family="text">
      <style:text-properties officeooo:rsid="002e8182"/>
    </style:style>
    <style:style style:name="T17" style:family="text">
      <style:text-properties fo:font-weight="normal" style:font-weight-asian="normal" style:font-weight-complex="normal"/>
    </style:style>
    <style:style style:name="T18" style:family="text">
      <style:text-properties fo:font-weight="normal" officeooo:rsid="0031438b" style:font-weight-asian="normal" style:font-weight-complex="normal"/>
    </style:style>
    <style:style style:name="T19" style:family="text">
      <style:text-properties fo:font-weight="normal" officeooo:rsid="0032573f" style:font-weight-asian="normal" style:font-weight-complex="normal"/>
    </style:style>
    <style:style style:name="T20" style:family="text">
      <style:text-properties fo:font-weight="normal" officeooo:rsid="0033ddfa" style:font-weight-asian="normal" style:font-weight-complex="normal"/>
    </style:style>
    <style:style style:name="T21" style:family="text">
      <style:text-properties fo:font-weight="normal" officeooo:rsid="0035ac89" style:font-weight-asian="normal" style:font-weight-complex="normal"/>
    </style:style>
    <style:style style:name="T22" style:family="text">
      <style:text-properties fo:font-weight="normal" officeooo:rsid="003728ec" style:font-weight-asian="normal" style:font-weight-complex="normal"/>
    </style:style>
    <style:style style:name="T23" style:family="text">
      <style:text-properties fo:font-weight="normal" officeooo:rsid="003777a6" style:font-weight-asian="normal" style:font-weight-complex="normal"/>
    </style:style>
    <style:style style:name="T24" style:family="text">
      <style:text-properties fo:font-weight="normal" officeooo:rsid="0038b34c" style:font-weight-asian="normal" style:font-weight-complex="normal"/>
    </style:style>
    <style:style style:name="T25" style:family="text">
      <style:text-properties fo:font-weight="normal" officeooo:rsid="0038eabf" style:font-weight-asian="normal" style:font-weight-complex="normal"/>
    </style:style>
    <style:style style:name="T26" style:family="text">
      <style:text-properties fo:font-weight="normal" officeooo:rsid="0039f0a2" style:font-weight-asian="normal" style:font-weight-complex="normal"/>
    </style:style>
    <style:style style:name="T27" style:family="text">
      <style:text-properties fo:font-weight="normal" officeooo:rsid="00086c09" style:font-weight-asian="normal" style:font-weight-complex="normal"/>
    </style:style>
    <style:style style:name="T28" style:family="text">
      <style:text-properties fo:font-weight="normal" officeooo:rsid="002f18ef" style:font-weight-asian="normal" style:font-weight-complex="normal"/>
    </style:style>
    <style:style style:name="T29" style:family="text">
      <style:text-properties fo:font-weight="normal" officeooo:rsid="00436a60" style:font-weight-asian="normal" style:font-weight-complex="normal"/>
    </style:style>
    <style:style style:name="T30" style:family="text">
      <style:text-properties fo:font-weight="normal" officeooo:rsid="0044bc00" style:font-weight-asian="normal" style:font-weight-complex="normal"/>
    </style:style>
    <style:style style:name="T31" style:family="text">
      <style:text-properties fo:font-weight="normal" officeooo:rsid="002f2bf7" style:font-weight-asian="normal" style:font-weight-complex="normal"/>
    </style:style>
    <style:style style:name="T32" style:family="text">
      <style:text-properties fo:font-weight="normal" officeooo:rsid="0046874b" style:font-weight-asian="normal" style:font-weight-complex="normal"/>
    </style:style>
    <style:style style:name="T33" style:family="text">
      <style:text-properties fo:font-weight="normal" officeooo:rsid="0046ed10" style:font-weight-asian="normal" style:font-weight-complex="normal"/>
    </style:style>
    <style:style style:name="T34" style:family="text">
      <style:text-properties officeooo:rsid="002f2bf7"/>
    </style:style>
    <style:style style:name="T35" style:family="text">
      <style:text-properties officeooo:rsid="003bc51a"/>
    </style:style>
    <style:style style:name="T36" style:family="text">
      <style:text-properties officeooo:rsid="003e8d13"/>
    </style:style>
    <style:style style:name="T37" style:family="text">
      <style:text-properties fo:background-color="#ffff00" loext:char-shading-value="0"/>
    </style:style>
    <style:style style:name="T38" style:family="text">
      <style:text-properties officeooo:rsid="004ca566"/>
    </style:style>
    <style:style style:name="T39" style:family="text">
      <style:text-properties officeooo:rsid="004d5d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Source_20_Text"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pus In Tabula</text:p>
      <text:p text:style-name="P34">Un gioco da brividi per <text:span text:style-name="T35">4</text:span> – <text:span text:style-name="T16">3</text:span>4 giocatori, da 8 anni in su</text:p>
      <text:p text:style-name="P15">Nello sperduto villaggio di Tabula, alcuni abitanti sono affetti da licantropia. Ogni notte diventano lupi mannari e, per placare i loro istinti, sbranano un innocente! Di giorno i superstiti si riuniscono dibattendo sul da farsi: alla fi ne della discussione linciano uno di loro, credendolo un lupo mannaro. </text:p>
      <text:p text:style-name="P15">Chi sopravvivrà al massacro?</text:p>
      <text:h text:style-name="P58" text:outline-level="1">Contenuto</text:h>
      <text:p text:style-name="P1">Carte Personaggio: <text:span text:style-name="T1">(x35)</text:span></text:p>
      <text:list xml:id="list2928858351914130003" text:style-name="L1">
        <text:list-item>
          <text:p text:style-name="P35">Abominio (x1)</text:p>
        </text:list-item>
        <text:list-item>
          <text:p text:style-name="P37">Amleto (x1)</text:p>
        </text:list-item>
        <text:list-item>
          <text:p text:style-name="P37">Baron Samedi (x1)</text:p>
        </text:list-item>
        <text:list-item>
          <text:p text:style-name="P37">Becchino (x1)</text:p>
        </text:list-item>
        <text:list-item>
          <text:p text:style-name="P37">Bocca di rosa (x1)</text:p>
        </text:list-item>
        <text:list-item>
          <text:p text:style-name="P37">Cartomante (x1)</text:p>
        </text:list-item>
        <text:list-item>
          <text:p text:style-name="P37">Cercatore (x1)</text:p>
        </text:list-item>
        <text:list-item>
          <text:p text:style-name="P37">Criceto mannaro (x1)</text:p>
        </text:list-item>
        <text:list-item>
          <text:p text:style-name="P37">Curatore (x1)</text:p>
        </text:list-item>
        <text:list-item>
          <text:p text:style-name="P37">Darius, guardiano dell’ombra (x1)</text:p>
        </text:list-item>
        <text:list-item>
          <text:p text:style-name="P37">Dorian Wolf (x1)</text:p>
        </text:list-item>
        <text:list-item>
          <text:p text:style-name="P37">Dottor Jekill (x1)</text:p>
        </text:list-item>
        <text:list-item>
          <text:p text:style-name="P37">Druido (x1)</text:p>
        </text:list-item>
        <text:list-item>
          <text:p text:style-name="P37">Guardiano (x1)</text:p>
        </text:list-item>
        <text:list-item>
          <text:p text:style-name="P37">Gufo (x1)</text:p>
        </text:list-item>
        <text:list-item>
          <text:p text:style-name="P37">Indemoniato (x1)</text:p>
        </text:list-item>
        <text:list-item>
          <text:p text:style-name="P37">Investigatore (x1)</text:p>
        </text:list-item>
        <text:list-item>
          <text:p text:style-name="P37">Lupi (x9)</text:p>
        </text:list-item>
        <text:list-item>
          <text:p text:style-name="P37">Mass<text:span text:style-name="T2">o</text:span>ne (x2)</text:p>
        </text:list-item>
        <text:list-item>
          <text:p text:style-name="P37">MezzoLicantropo (x1)</text:p>
        </text:list-item>
        <text:list-item>
          <text:p text:style-name="P37">Mistico (x1)</text:p>
        </text:list-item>
        <text:list-item>
          <text:p text:style-name="P37">Mitomane (x1)</text:p>
        </text:list-item>
        <text:list-item>
          <text:p text:style-name="P37">Mortovivo (x1)</text:p>
        </text:list-item>
        <text:list-item>
          <text:p text:style-name="P37">Negromante (x1)</text:p>
        </text:list-item>
        <text:list-item>
          <text:p text:style-name="P37">Stregone (x1)</text:p>
        </text:list-item>
        <text:list-item>
          <text:p text:style-name="P37">Villano (x1)</text:p>
        </text:list-item>
      </text:list>
      <text:p text:style-name="P1">Carte di utilità per i personaggi: <text:span text:style-name="T1">(x9)</text:span></text:p>
      <text:list xml:id="list4774152220020147462" text:style-name="L2">
        <text:list-item>
          <text:p text:style-name="P38">Negromante</text:p>
          <text:list>
            <text:list-item>
              <text:p text:style-name="P38">Veleno della mente (x1) </text:p>
            </text:list-item>
            <text:list-item>
              <text:p text:style-name="P38">Vota (x1)</text:p>
            </text:list-item>
          </text:list>
        </text:list-item>
        <text:list-item>
          <text:p text:style-name="P38">Lupi</text:p>
          <text:list>
            <text:list-item>
              <text:p text:style-name="P38">Artigli (x1)</text:p>
            </text:list-item>
          </text:list>
        </text:list-item>
        <text:list-item>
          <text:p text:style-name="P38">Gufo</text:p>
          <text:list>
            <text:list-item>
              <text:p text:style-name="P38"><text:soft-page-break/>Piuma (x1)</text:p>
            </text:list-item>
          </text:list>
        </text:list-item>
        <text:list-item>
          <text:p text:style-name="P38">Guardiano</text:p>
          <text:list>
            <text:list-item>
              <text:p text:style-name="P38">Scudo (x1)</text:p>
            </text:list-item>
          </text:list>
        </text:list-item>
        <text:list-item>
          <text:p text:style-name="P38">Dottor Jekill</text:p>
          <text:list>
            <text:list-item>
              <text:p text:style-name="P38">Pozione (x1)</text:p>
            </text:list-item>
          </text:list>
        </text:list-item>
        <text:list-item>
          <text:p text:style-name="P38">Dorian Wolf</text:p>
          <text:list>
            <text:list-item>
              <text:p text:style-name="P38">Ritratto (x1)</text:p>
            </text:list-item>
          </text:list>
        </text:list-item>
        <text:list-item>
          <text:p text:style-name="P38">Baron Samedi</text:p>
          <text:list>
            <text:list-item>
              <text:p text:style-name="P38">Zombie (x1)</text:p>
            </text:list-item>
          </text:list>
        </text:list-item>
        <text:list-item>
          <text:p text:style-name="P38">Amleto</text:p>
          <text:list>
            <text:list-item>
              <text:p text:style-name="P39">Teschio (x1)</text:p>
            </text:list-item>
          </text:list>
        </text:list-item>
      </text:list>
      <text:p text:style-name="P1">Carte <text:span text:style-name="T3">di</text:span> Utili<text:span text:style-name="T3">tà</text:span>: <text:span text:style-name="T1">(x 71)</text:span></text:p>
      <text:list xml:id="list5870417552417529932" text:style-name="L3">
        <text:list-item>
          <text:p text:style-name="P40">Fantasma (x <text:span text:style-name="T1">34</text:span>)</text:p>
        </text:list-item>
        <text:list-item>
          <text:p text:style-name="P41">Aura Innocente (x <text:span text:style-name="T2">19</text:span>)</text:p>
        </text:list-item>
        <text:list-item>
          <text:p text:style-name="P41">Aura Malvagia (x <text:span text:style-name="T2">16</text:span>)</text:p>
        </text:list-item>
        <text:list-item>
          <text:p text:style-name="P36">Mano del voto (x2)</text:p>
        </text:list-item>
      </text:list>
      <text:p text:style-name="P1">Carte Speciali: <text:span text:style-name="T1">(x4)</text:span></text:p>
      <text:list xml:id="list2398105563811654029" text:style-name="L4">
        <text:list-item>
          <text:p text:style-name="P43">Vecchio Saggio (x1)</text:p>
        </text:list-item>
        <text:list-item>
          <text:p text:style-name="P44">Benvenuto (x1)</text:p>
        </text:list-item>
        <text:list-item>
          <text:p text:style-name="P42">Zucca (x1)</text:p>
        </text:list-item>
        <text:list-item>
          <text:p text:style-name="P42">Sindaco (x1)</text:p>
        </text:list-item>
      </text:list>
      <text:p text:style-name="P1"/>
      <text:p text:style-name="P3">Totale <text:span text:style-name="T2">119 [Dimensione di una Carta : 6,28 x 8,99]</text:span></text:p>
      <text:p text:style-name="P6"/>
      <text:p text:style-name="P2">+ libro delle regole</text:p>
      <text:p text:style-name="P2"/>
      <text:p text:style-name="P4">+Package</text:p>
      <text:p text:style-name="P4"/>
      <text:p text:style-name="P4">*<text:span text:style-name="T39">Costo per 200 : 89euro</text:span></text:p>
      <text:p text:style-name="P5">32x45 per packaging</text:p>
      <text:h text:style-name="P58" text:outline-level="1">Scopo del gioco</text:h>
      <text:p text:style-name="P7">Nel gioco ci sono due fazioni: quella dei Lupi Mannari e quella degli Umani. Lo scopo dei Lupi Mannari è di eliminare tutti gli umani. Viceversa quello degli umani è di linciare tutti i Lupi Mannari.</text:p>
      <text:h text:style-name="P59" text:outline-level="1">Il Gioco</text:h>
      <text:p text:style-name="Text_20_body">Il gioco si divide in due fasi: la notte e il giorno. Di notte i lupi mannari sbranano un giocatore. Di giorno si discute e si lincia qualcuno, sperando che sia un lupo mannaro. Tra gli umani si cela un veggente che di notte è in grado di sondare la mente di un giocatore, e capire se si tratta di un lupo mannaro o meno.</text:p>
      <text:h text:style-name="P65" text:outline-level="2">La Notte</text:h>
      <text:p text:style-name="P8">Il moderatore o narratore dichiara l’inizio della notte (“è notte, chiudete tutti gli occhi”). Tutti i giocatori chiudono gli occhi. Per coprire eventuali altri rumori, di notte tutti i giocatori battono ritmicamente una mano sul tavolo. Il moderatore chiama ad alta voce le fasi di ciascun giocatore.</text:p>
      <text:h text:style-name="P55" text:outline-level="3"><text:soft-page-break/>Esempio</text:h>
      <text:p text:style-name="P8">Il moderatore chiama ad alta voce il Cartomante (per es. “il Cartomante apre gli occhi e sceglie una persona”). Il Cartomante apre gli occhi e indica con un gesto un giocatore a sua scelta. Il moderatore prende l’aura, o in caso di assenza di essa la carta personaggio, del giocatore bersaglio e la mostra al Cartomante.. Il moderatore quindi chiama la fine della fase del veggente (“il veggente chiude gli occhi”), il quale richiude gli occhi. </text:p>
      <text:p text:style-name="P8">Nota: questa fase va giocata anche se il Cartomante è un fantasma, per non dare indizi agli altri; in questo caso il moderatore chiama il Cartomante e, poco dopo, la fine della fase senza che il veggente gli risponda. </text:p>
      <text:p text:style-name="P8">Il moderatore quindi chiama i lupi mannari (“i lupi mannari aprono gli occhi e scelgono una persona da sbranare”). I lupi mannari aprono gli occhi e si riconoscono. Dopodiché si mettono rapidamente e silenziosamente d’accordo su quale giocatore sbranare, indicandolo con un cenno. Il moderatore posiziona gli artigli sul personaggio bersagio e chiama la fine della fase dei lupi mannari (“i lupi mannari chiudono gli occhi”), i quali richiudono gli occhi. A questo punto la notte è terminata.</text:p>
      <text:h text:style-name="P66" text:outline-level="2">Il Giorno</text:h>
      <text:p text:style-name="P9">l moderatore dichiara ora l’inizio del giorno (“è giorno, aprite tutti gli occhi”). Tutti i giocatori aprono gli occhi. Il moderatore dice al giocatore scelto dai Lupi Mannari che è stato sbranato! Questo giocatore da ora in poi non gioca più come personaggio ma come Fantasma (se si gioca con le aure alla prima artigliata perde solo l’aura), posizionando la carta fantasma di fianco alla carta personaggio del giocatore, <text:span text:style-name="T4">in ogni caso posiziona la carta “Benvenuto!”</text:span>. Egli deve astenersi da commenti e non può più parlare per il resto della partita. Egli riceve una carta fantasma. (Ricordate che non può rivelare il proprio personaggio!). </text:p>
      <text:p text:style-name="P9">I giocatori devono ora scegliere qualcuno da linciare; possono parlare fra loro per identificare chi siano i lupi mannari attraverso ipotesi, deduzioni e contraddizioni. <text:span text:style-name="T4">Ogni personaggio si comportera secondo il prorprio tornaconto come vuole</text:span>. Si può mentire liberamente, ma non si può mai mostrare la propria carta agli altri.</text:p>
      <text:h text:style-name="Heading_20_2" text:outline-level="2">Linciaggio</text:h>
      <text:p text:style-name="P10">Dopo un massimo di tre minuti di discussione, il moderatore chiede a ogni giocatore, partendo da chi è a sinistra di quello che ha il “Benvenuto!” e procedendo in senso orario, chi secondo lui vada linciato.<text:line-break/>Tutti i giocatori, inclusi i fantasmi, prendono in mano il gettone voto, e al proprio turno votano mettendo il gettone davanti al giocatore che vogliono linciare. I due giocatori con più voti (cioè con più gettoni davanti) sono indiziati e ammessi alla seconda votazione. Eventuali casi di parità vengono risolti dal Sindaco.</text:p>
      <text:p text:style-name="P10">Si procede a una seconda votazione a cui non possono partecipare gli indiziati e i fantasmi, chi riceverà più voti verrà linciato (in questa fase deve essere per forza linciata una e una sola persona). </text:p>
      <text:p text:style-name="P12">I due giocatori indiziati possono difendersi con un ultimo breve discorso. Terminate le arringhe, i giocatori non indiziati e ancora vivi (esclusi quindi gli indiziati e i fantasmi) votano di nuovo il <text:soft-page-break/>giocatore tra gli indiziati che verrà linciato. Questa votazione avviene in segreto e in contemporanea.</text:p>
      <text:p text:style-name="P12">I giocatori posano sul tavolo il gettone voto col lato che corrisponde all’indizio di licantropia del giocatore che vogliono linciare verso l’alto, e lo coprono con la mano. Quando tutti hanno scelto, i voti vengono rivelati allo stesso tempo, al comando del moderatore. Chi ha preso più voti è linciato e diventa un fantasma! In caso di parità <text:span text:style-name="T5">il Sindaco decide chi viene linciato</text:span>.</text:p>
      <text:p text:style-name="P12">Il moderatore recupera gli indizi, e dà al giocatore linciato una carta fantasma <text:span text:style-name="T7">(se ha ancora l’aura perde solo quella)</text:span>. Il giocatore linciato deve astenersi dal commentare la decisione, e non può più parlare fino alla fine della partita (né rivelare il proprio personaggio!).</text:p>
      <text:p text:style-name="P12">A questo punto il giorno è terminato: si ricomincia con una nuova notte e così via, fi nché una fazione non vince.</text:p>
      <text:h text:style-name="P56" text:outline-level="3">Esempio</text:h>
      <text:p text:style-name="P11">Durante il primo giorno, vi sono 8 giocatori vivi e un fantasma (9 voti in tutto). Il giro di votazioni è terminato: Andrea ha preso 3 voti, Daniela e Roberta 2, Bruno e Carla 1 ciascuno. Andrea è indiziato. <text:span text:style-name="T5">Il sindaco sceglie </text:span>Daniela. Pertanto è Daniela a essere l’altra indiziata. <text:span text:style-name="T6">Il moderatore consegna gli indizi di licantropia agli indiziati.</text:span></text:p>
      <text:p text:style-name="P10">Andrea e Daniela, indiziati di licantropia, si difendono con un’arringa per provare che non sono dei lupi mannari: saranno stati convincenti? Il moderatore ora annuncia: “Andrea è indiziato per dei ciuffi di pelo di lupo mannaro trovati in casa sua, Daniela è indiziata per un’orma di lupo mannaro reperita nel giardino. Scegliete chi linciare!” Tutti i giocatori ancora vivi (tranne i fantasmi e gli indiziati Andrea e Daniela) scelgono chi linciare, segretamente. Il moderatore annuncia “Al mio via, rivelate i vostri voti. 1, 2, 3... via!”. I voti vengono rivelati. Due mostrano il ciuffo di peli di lupo mannaro per Andrea, mentre quattro mostrano l’orma di lupo mannaro per Daniela.</text:p>
      <text:p text:style-name="P10">Povera Daniela, i villici inferociti l’hanno linciata credendola un lupo mannaro: avranno fatto bene?</text:p>
      <text:h text:style-name="P60" text:outline-level="1">Fine Partita</text:h>
      <text:p text:style-name="P13">Il moderatore dichiara la partita finita con una vittoria degli umani se questi linciano tutti i lupi mannari.</text:p>
      <text:p text:style-name="P14">I lupi mannari sono invece dichiarati vincitori se in un qualunque momento sono in numero pari agli umani ancora vivi (per esempio, 2 lupi mannari e 2 umani, oppure 1 e 1): in tal caso i lupi mannari sbranano gli umani rimasti senza tanti complimenti!</text:p>
      <text:p text:style-name="P14">È sempre l’intera fazione a vincere: quindi anche i fantasmi partecipano alla vittoria!</text:p>
      <text:p text:style-name="P14">(Ci possono essere vittorie diverse <text:span text:style-name="T8">se specificata nell’abilità del personaggio Es. criceto mannaro…</text:span>)</text:p>
      <text:list xml:id="list5031489191832547741" text:style-name="L5">
        <text:list-item>
          <text:p text:style-name="P45">Nota:<text:line-break/>Durante la prima notte, per evitare che i lupi mannari scelgano a caso, e per dare a tutti i giocatori la possibilità di giocare una giornata intera, è buona prassi che sia sbranato il moderatore. La notte i lupi mannari apriranno solo gli occhi per riconoscersi, e sceglieranno implicitamente il moderatore come vittima. Durante il primo giorno il moderatore dunque <text:soft-page-break/>annuncerà che egli stesso è stato sbranato. I giocatori nello scegliere qualcuno da linciare si potranno basare a questo punto sulle informazioni del veggente – e su quelle dei lupi mannari…</text:p>
        </text:list-item>
        <text:list-item>
          <text:p text:style-name="P46">Nota 2: se vi viene scomodo potete fare la seconda votazione a turni come la prima.</text:p>
        </text:list-item>
      </text:list>
      <text:h text:style-name="P67" text:outline-level="2">Ordine di gioco</text:h>
      <text:p text:style-name="P54">Di notte i personaggi aprono gli occhi nel seguente ordine</text:p>
      <text:list xml:id="list2199049211168889708" text:style-name="L9">
        <text:list-item>
          <text:p text:style-name="P53">Massoni (solo prima giornata)</text:p>
        </text:list-item>
        <text:list-item>
          <text:p text:style-name="P53">Baron Samedi</text:p>
        </text:list-item>
        <text:list-item>
          <text:p text:style-name="P53">Curatore</text:p>
        </text:list-item>
        <text:list-item>
          <text:p text:style-name="P53">Cercatore</text:p>
        </text:list-item>
        <text:list-item>
          <text:p text:style-name="P53">Mitomane (solo seconda giornata)</text:p>
        </text:list-item>
        <text:list-item>
          <text:p text:style-name="P53">Investigatore (dalla seconda giornata in poi)</text:p>
        </text:list-item>
        <text:list-item>
          <text:p text:style-name="P53">Cartomante</text:p>
        </text:list-item>
        <text:list-item>
          <text:p text:style-name="P53">Bocca di rosa</text:p>
        </text:list-item>
        <text:list-item>
          <text:p text:style-name="P53">Hampleto (solo prima giornata)</text:p>
        </text:list-item>
        <text:list-item>
          <text:p text:style-name="P53">Dorian Wolf (solo prima giornata)</text:p>
        </text:list-item>
        <text:list-item>
          <text:p text:style-name="P53">Guardiano</text:p>
        </text:list-item>
        <text:list-item>
          <text:p text:style-name="P53">Negromante</text:p>
        </text:list-item>
        <text:list-item>
          <text:p text:style-name="P53">Dottor Jekill (dalla seconda giornata in poi)</text:p>
        </text:list-item>
        <text:list-item>
          <text:p text:style-name="P53">Gufo (dalla seconda giornata)</text:p>
        </text:list-item>
        <text:list-item>
          <text:p text:style-name="P53">Becchino (dalla seconda giornata)</text:p>
        </text:list-item>
        <text:list-item>
          <text:p text:style-name="P53">Abominio (solo prima giornata)</text:p>
        </text:list-item>
        <text:list-item>
          <text:p text:style-name="P53">Lupi</text:p>
        </text:list-item>
      </text:list>
      <text:h text:style-name="P61" text:outline-level="1">Variante (senza moderatore) </text:h>
      <text:h text:style-name="Heading_20_2" text:outline-level="2">Il Vecchio Saggio</text:h>
      <text:p text:style-name="P16">Il gioco si svolge come in precedenza tranne che per quanto segue. Uno dei giocatori riceve, oltre al personaggio, anche il Vecchio Saggio. Tenete i personaggi, coperti, il più vicino al centro del tavolo in modo che sia facile raggiungerli tutti.</text:p>
      <text:p text:style-name="P16"><text:soft-page-break/>Durante la notte il Vecchio Saggio, <text:span text:style-name="T9">apre gli occhi e guarda di chi è la fase, chiude gli occhi, chiama il personaggio corrispettivo, conta 10 sicendo poi riciama la chiusura del personaggio, e continua così ciclicamente. </text:span></text:p>
      <text:h text:style-name="P57" text:outline-level="3">Esempio</text:h>
      <text:p text:style-name="P16"><text:s/>“il <text:span text:style-name="T9">Cartomante</text:span> apre gli occhi <text:s/><text:span text:style-name="T9">[10, 9 , … </text:span>, 2 , 1<text:span text:style-name="T9">]</text:span> <text:span text:style-name="T10">i</text:span>l <text:span text:style-name="T10">Cartomante</text:span> chiude gli occhi”.</text:p>
      <text:h text:style-name="P62" text:outline-level="1">Carte Speciali</text:h>
      <text:p text:style-name="P19">Benvenuto<text:span text:style-name="T17">: </text:span><text:span text:style-name="T30">il benvenuto viene assegnato a un giocatore dal narratore, il giocatore alla sua sinistra è il primo a votare alla prima votazione. Passata la giornata se non è morto nessuno durante la notte gira al successivo in senso orario (quindi passa al giocatore alla sua sinistra) altrimenti finisce sul giocatore artigliato.</text:span></text:p>
      <text:p text:style-name="P32"><text:span text:style-name="T14">Sindaco</text:span><text:span text:style-name="T28">: </text:span><text:span text:style-name="T17">di rado avviene che in votazioni o arringhe, il voto sia sempre uguale tra due accusati; da regolamento, il master dovrebbe procedere al sorteggio (TERRIBILE!!!). Il sindaco cosa farebbe, per evitare questo stallo? Potrebbe essere l'ago della bilancia, avendo l'ultima parola. <text:line-break/>Chi è il sindaco? Il sindaco può essere chiunque, la guardia, l'indemoniato, la veggente, il lupo....CHIUNQUE. E' una carta aggiuntiva che viene data ad inizio partita ad un giocatore che la conserva nei casi di stallo. <text:line-break/>Domanda: e se il sindaco muore? <text:line-break/>Risposta: esiste una città senza sindaco? Morto un sindaco il master ne elegge un altro...<text:line-break/>E' una carta priva di poteri, serve solo ad evitare gli spareggi con la monetina!!! </text:span></text:p>
      <text:p text:style-name="P19">Zucca<text:span text:style-name="T17">: </text:span><text:span text:style-name="T29">A inizio partita uno dei giocatori riceve, oltre al personaggio, anche la Zucca. Tenete la Zucca a faccia in su di fianco alla vostra carta personaggio. All’inizio di ogni notte il moderatore chiama la fase della Zucca. Il giocatore che ha la Zucca (anche se il suo personaggio è un fantasma) apre gli occhi e indica con un gesto un giocatore a sua scelta. Il Moderatore gli risponde con un cenno del capo affermativo se il giocatore è il Cartomante o Stregone, negativo altrimenti. Il moderatore quindi chiama la fine della fase della Zucca e il giocatore richiude gli occhi. Alla fine del giorno, la Zucca passa al prossimo giocatore in senso orario.</text:span></text:p>
      <text:p text:style-name="P19">Aur<text:span text:style-name="T34">a Malvagia e Aura Innocente</text:span><text:span text:style-name="T31">: </text:span><text:span text:style-name="T32">Le aure sono utilizzate come “seconda occasione” , quando un personaggio dovrebbe morire, si salva perdendo l’aura. Anche il cartomante e lo stregone possono vedere solo l’aura se essa è ancora presente.</text:span></text:p>
      <text:p text:style-name="P19">Fantasma<text:span text:style-name="T17">: </text:span><text:span text:style-name="T32">quando un giocatore muore di fianco alla sua carta personaggio (coperta) si posizione la carta Fantasma. I fantasmi hanno parecchie limitazioni:</text:span></text:p>
      <text:list xml:id="list4172936752523960883" text:style-name="L6">
        <text:list-item>
          <text:p text:style-name="P47">non possono rivelare il proprio personaggio!</text:p>
        </text:list-item>
        <text:list-item>
          <text:p text:style-name="P47">di notte chiudono gli occhi, come tutti gli altri giocatori</text:p>
        </text:list-item>
        <text:list-item>
          <text:p text:style-name="P47">non importa che personaggio fossero stati in vita, ora non hanno più alcuna abilità speciale (a meno che non esplicitamente specificato nel potere)</text:p>
        </text:list-item>
        <text:list-item>
          <text:p text:style-name="P47">non possono più parlare per il resto della partita</text:p>
        </text:list-item>
        <text:list-item>
          <text:p text:style-name="P47">possono votare per scegliere i giocatori indiziati (prima votazione)</text:p>
        </text:list-item>
        <text:list-item>
          <text:p text:style-name="P48"><text:soft-page-break/>non possono votare chi deve essere linciato tra i giocatori indiziati (seconda votazione)</text:p>
        </text:list-item>
      </text:list>
      <text:p text:style-name="P20">Vecchio Saggio<text:span text:style-name="T17">: </text:span><text:span text:style-name="T33">è la carta che si usa per assegnare chi chiamerà le varie fasi al posto moderatore, in caso in cui si decida di giocare senza.</text:span></text:p>
      <text:h text:style-name="P62" text:outline-level="1">Personaggi</text:h>
      <text:p text:style-name="P17"><text:span text:style-name="T15">Amleto</text:span><text:span text:style-name="T11">: è un umano che lega il proprio destino al teschio. Durante la prima notte, il moderatore chiama la fase di Amleto, il quale indica un personaggio a sua scelta. Il moderatore prende il teschio e lo assegna subito al personaggio indicato. Se Amleto muore può rivelare la propria carta: in tal caso, muore anche il personaggio che ha il teschio (se non è già un fantasma), e il teschio viene scartato. Se Amleto decide di non rivelarsi, il personaggio col teschio non muore, e il teschio resta in gioco. Se il teschio è ancora in gioco, al termine del giorno chi lo ha deve passarlo a un personaggio vivo a sua scelta. (Se Amleto quando muore non si rivela, i giocatori continuano a passarsi il teschio fi no alla fi ne della partita.)</text:span></text:p>
      <text:p text:style-name="P18"><text:span text:style-name="T12">Baron Samedi</text:span>: è un umano che può riportare in vita un personaggio morto di notte. Il moderatore, a partire dalla seconda notte, chiama la fase di Baron Samedi. Egli, una volta nella partita, può annuire col capo al moderatore per comunicargli che vuole usare la propria abilità speciale. In tal caso, il moderatore prende lo zombi e lo assegna al personaggio col “Benvenuto!”. Chi riceve lo zombi non può essere ucciso nel corso dell’intera notte, e all’inizio del giorno scarta il fantasma e torna vivo, con tutte le sue abilità speciali. Lo zombi viene poi scartato, e nelle notti seguenti il moderatore non chiama più Baron Samedi. Baron Samedi agisce anche se è un fantasma. Baron Samedi non può usare la propria abilità su se stesso. Il personaggio tornato in vita grazie a Baron Samedi può essere ucciso di nuovo in seguito, dopo che lo zombi viene scartato.</text:p>
      <text:p text:style-name="P30"><text:span text:style-name="T12">Becchino</text:span><text:span text:style-name="T17">: </text:span><text:span text:style-name="T29">ogni notte può osservare la carta personaggio di chi è morto, una volta in tutta la partita può scegliere se riesumarlo e rivelarlo a tutti.</text:span></text:p>
      <text:p text:style-name="P32"><text:span text:style-name="T13">Bocca di rosa</text:span><text:span text:style-name="T27">: </text:span><text:span text:style-name="T17">la notte agisce prima di ogni altro personaggio portando un popolano nelle sue dimore. Se ospita un umano, continua la sua partita (sapendo che tale popolano non è un lupo) altrimenti, se ospita un mannaro, muore nella notte. Nel secondo caso, però, evita al lupo di agire di notte perchè occupato con boccadirosa stessa. Vince se tutti i lupi vengono messi al rogo! Particolarità del personaggio: se ospita un popolano e viene attaccato dai lupi, muore sia Boccadirosa che l'ospite (diventa un unico attacco con 2 morti difendibili solo dalla guardia che salverebbe entrambi). <text:line-break/>N.B. se il popolano ospitato dalla "lucciola" è un druido, l'attacco dei lupi segue le normali regole del gioco: Boccadirosa muore e il druido perde una vita!!! La guardia salverebbe sia Boccadirosa che la vita del druido!!!! <text:line-break/>N.B.2 se i lupi attaccano il popolano ospitato da Boccadirosa, i lupi attaccano a vuoto perchè trovano la casa del popolano VUOTA!!!!</text:span></text:p>
      <text:p text:style-name="P29">Cartomante<text:span text:style-name="T17">: </text:span><text:span text:style-name="T26">è un umano veggente. Il cartomante ha la stessa abilità dello Stregone, cioè quella di guardare l’aura o in caso di assenza di essa la carta personaggio di un giocatore bersaglio. A differenza dello Stregone ha l’aura innocente.</text:span></text:p>
      <text:p text:style-name="P32"><text:soft-page-break/><text:span text:style-name="T13">Cercatore</text:span><text:span text:style-name="T27">: </text:span><text:span text:style-name="T17">ha un ruolo preciso ed unico: trovare la veggente; ogni notte indica un giocatore, sia esso vivo o morto (la veggente può morire, percui indica pure i morti). Sapere chi sia la veggente è un aiuto fondamentale per il popolo: la guardia la salverebbe ad ogni turno, il curatore la farebbe tornare in vita, il mitomane potrebbe trasformarsi in essa, ecc... <text:line-break/>N.B. di notte non agisce se ospitato da Boccadirosa</text:span></text:p>
      <text:p text:style-name="P22">Criceto mannaro<text:span text:style-name="T17">: </text:span><text:span text:style-name="T19">ai fi ni del termine della partita e per il medium è considerato un umano. Se è visto nella notte dal Veggente, muore insieme allo sbranato. Il criceto mannaro non appartiene a nessuna fazione: gioca solo per se stesso. Il criceto mannaro non può essere sbranato dai lupi mannari: se è scelto durante la notte, non è sbranato nessuno. Il criceto mannaro è l’unico vincitore se è ancora vivo quando la partita termina.</text:span></text:p>
      <text:p text:style-name="P32"><text:span text:style-name="T13">Curatore</text:span><text:span text:style-name="T27">: </text:span><text:span text:style-name="T17">è un semplice popolano con un compito importantissimo, riportare in vita un giocatore morto: un solo giocatore nell'arco dell'intera partita. Attenzione a non attendere troppo, il curatore morto non salva più nessuno!!! Vince se tutti i lupi vengono messi al rogo!<text:line-break/>N.B. il curatore, a differenza degli altri personaggi, non agisce di notte, ma quando vuole, giorno o notte che sia.</text:span></text:p>
      <text:p text:style-name="P26">Darius, guardiano dell’ombra<text:span text:style-name="T17">: </text:span><text:span text:style-name="T23">è un veggente malvagio, che può vincere da solo. Darius è l’unico vincitore se a fi ne partita è il solo a essere vivo, oppure se è vivo insieme a un solo altro personaggio (chiunque esso sia, anche un lupo mannaro). Se è vivo insieme a più di un personaggio, ha perso. Se invece Darius è un fantasma vince o perde insieme agli umani. Durante la notte Darius ha una sua fase durante la quale agisce come il veggente. È considerato “mannaro” e malvagio per medium, veggente, Cartomante, miss Purple, ecc.</text:span></text:p>
      <text:p text:style-name="P27">Dorian Wolf<text:span text:style-name="T17">:</text:span><text:span text:style-name="T24">è un umano che può salvarsi a spese del proprio ritratto, una volta per partita. Durante la prima notte, il moderatore chiama la fase di Dorian Wolf, il quale indica un altro personaggio a sua scelta: il moderatore assegna subito il ritratto al personaggio indicato. Quando Dorian Wolf muore può rivelare la propria carta e rimanere in vita. In tal caso il ritratto si scarta e, invece di Dorian Wolf, muore il personaggio che aveva il ritratto (se il personaggio col ritratto è già un fantasma, Dorian Wolf rimane in vita lo stesso). Se Dorian Wolf decide di non rivelarsi, il personaggio col ritratto non muore, e il ritratto resta in gioco.</text:span></text:p>
      <text:p text:style-name="P28">Dottor Jekill<text:span text:style-name="T17">: </text:span><text:span text:style-name="T25">è un umano che può bere la pozione per trasformarsi per una notte in mister Hyde, e uccidere un altro personaggio. Il moderatore, a partire dalla seconda notte, chiama la fase del dottor Jekyll. Egli, una volta nella partita, può indicare un altro personaggio a sua scelta, che diventa un fantasma all’inizio del giorno. In tal caso il moderatore, sempre all’inizio del giorno, dichiara che nella notte il dottor Jekyll si è trasformato in mister Hyde, e ha ucciso; poi scarta la pozione. Se la pozione è stata scartata, il moderatore nelle notti seguenti non chiama più il dottor Jekyll.</text:span></text:p>
      <text:p text:style-name="P32"><text:span text:style-name="T13">Druido</text:span><text:span text:style-name="T27">: </text:span><text:span text:style-name="T17">è un popolano speciale, se attaccato dai lupi muore solo al secondo attacco, nel primo riesce a difendersi anche senza l'aiuto della guardia. Se di giorno venisse messo al rogo dal popolo muore direttamente, senza seconda vita. <text:s/>Caso particolare: se il druido con ancora due vite, viene salvato dalla guardia da un attcacco, mantiene intatte le 2 vite!!! Vince se tutti i lupi vengono messi al rogo! </text:span></text:p>
      <text:p text:style-name="P24">Guardiano<text:span text:style-name="T17">: </text:span><text:span text:style-name="T21">è un umano che ogni notte protegge una persona a sua scelta. Durante la notte (dalla seconda in poi) prima della fase dei lupi mannari, il moderatore chiama il Guardiano e questi gli </text:span><text:soft-page-break/><text:span text:style-name="T21">indica una persona a scelta. Il Guardiano può scegliere se stesso! La persona indicata è protetta dai lupi mannari. Se quella persona è poi scelta anche dai lupi mannari come vittima, non muore e nella fase della notte nessuno è sbranato.</text:span></text:p>
      <text:p text:style-name="P21">Gufo<text:span text:style-name="T17">: </text:span><text:span text:style-name="T18">è un umano. Durante ogni notte, il moderatore chiama la fase del Gufo, il quale indica una persona. Chi si ritrova la piuma sa di essere stato “gufato”. Il “gufato” entra di diritto tra i giocatori indiziati, insieme alla prima persona con più voti. Se la persona gufata era indiziata, il voto del Gufo non cambia nulla. </text:span></text:p>
      <text:p text:style-name="P33">Giocando con 20 o più giocatori, si può trasformale il Gufo in Gufo Letale. Se il giocatore “gufato” durante la notte non era un Mannaro (Lupo o Criceto), muore all’inizio del giorno. In questo modo, potrebbero essere uccisi due giocatori nella stessa notte: il moderatore decide a quale dei due dare il segnalino “Benvenuto!”.</text:p>
      <text:p text:style-name="P24">Indemoniato<text:span text:style-name="T17">: </text:span><text:span text:style-name="T21">è un umano, ma parteggia per i lupi mannari… senza però sapere chi siano! Pertanto vince se vincono i lupi mannari.</text:span></text:p>
      <text:p text:style-name="P25">Investigatore<text:span text:style-name="T17">: </text:span><text:span text:style-name="T22">a partire dalla seconda notte, il moderatore chiama la fase di miss Purple, e poi le indica con le dita delle mani quanti sono i malvagi ancora in vita (cioè il totale di lupi mannari, mucca mannara, criceto mannaro, Darius).</text:span></text:p>
      <text:p text:style-name="P32"><text:span text:style-name="T13">Lupi</text:span><text:span text:style-name="T27">: </text:span><text:span text:style-name="T17">di notte agisce uccidendo un popolano. Il suo scopo è uccidere l'intero villaggio e per farlo si avvale dell'aiuto di altri personaggi come l'indemoniato, il negromante, il mezzomannaro, ecc...<text:line-break/>Vince se tutti i popolani sono sbranati o linciati dal popolo.</text:span></text:p>
      <text:p text:style-name="P22">Massone<text:span text:style-name="T17">: </text:span><text:span text:style-name="T19">sono due umani che conoscono reciprocamente il ruolo dell’altro. Solo durante la prima notte, infatti, il moderatore chiama anche i Massoni i quali aprono gli occhi e si riconoscono. I Massoni vanno aggiunti al mazzo sempre in coppia, e non singolarmente.</text:span></text:p>
      <text:p text:style-name="P32"><text:span text:style-name="T13">MezzoLicantropo</text:span><text:span text:style-name="T27">: </text:span><text:span text:style-name="T17">è un normale popolano che vince se vince il popolo. Se attaccato dai lupi, non muore, ma diventa un lupo a tutti gli effetti. Agli occhi della veggente è un popolano, se ospitato da Boccadirosa non la uccide...è un popolano!!! Diventa lupo se attaccato dai lupi.</text:span></text:p>
      <text:p text:style-name="P32"><text:span text:style-name="T13">Mistico</text:span><text:span text:style-name="T27">: </text:span><text:span text:style-name="T17">è un popolano semplice, totalmente privo di poteri; ad un turno x della partita (anche di notte), cede la sua vita per far resuscitare un giocatore precedentemente morto che, a suo parere, sia fondamentale per vincere!!! (questo perchè anche i morti, se giocano bene, possono vincere la partita!!!!) <text:line-break/>ES. io sono il mistico e capisco che il giocatore scipio è la guardia, benissimo attendo la sua morte, attendo il momento adatto per farla resuscitare e poi muoio cedendo la mia vita a lui: MEGLIO UNA GUARDIA CHE UN POPOLANO!!!! <text:line-break/>Con questo personaggi tutti i morti possono essere rievocati in ogni momento (realmente in ogni momento: non c'è attesa di turno)!!! </text:span></text:p>
      <text:p text:style-name="P23">Mitomane<text:span text:style-name="T17">: </text:span><text:span text:style-name="T20">parte come umano. Il mitomane gioca, alla fi ne della seconda notte, una fase speciale: egli ha questa unica occasione in cui indica al moderatore un altro giocatore ancora vivo. Se questo non è un lupo mannaro o il veggente, il mitomane resta un umano normale fi no al termine della partita. Altrimenti assume immediatamente il ruolo rispettivamente di lupo mannaro o di veggente, a tutti gli effetti; da questo punto in poi, il mitomane durante la notte apre gli occhi insieme al </text:span><text:soft-page-break/><text:span text:style-name="T20">personaggio di cui ha copiato l’abilità, e ogni decisione circa le azioni da compiere è concordata. Il veggente vede il mitomane-lupo mannaro come un lupo mannaro.</text:span></text:p>
      <text:p text:style-name="P26">Mortovivo<text:span text:style-name="T17">: </text:span><text:span text:style-name="T23">è un umano che... è già morto! Ai fi ni del termine della partita, non va mai contato tra i vivi. Mortovivo può essere ucciso: quando accade, egli diventa un fantasma come di consueto, ma rivela la propria carta e continua a giocare come un personaggio vivo (può parlare, votare, ecc.).</text:span></text:p>
      <text:p text:style-name="P32"><text:span text:style-name="T13">Negromante</text:span><text:span text:style-name="T27">: </text:span><text:span text:style-name="T17">è un popolano che parteggia per i mannari (agli occhi della veggente è un popolano); ogni notte avvelena la mente di un giocatore modificando il suo successivo voto a suo piacimento. Es: il negromante indica stregakk (avvelenata); di giorno, al voto, il negromante vota scipio e stragkk vota nolimiz....il negromante può mofificare il voto di stregakk da nolimiz in xerodark o in scipio, ecc... ovviamente questa modifica avviene prima della pubblicazione dei voti (il caso particolare vorrebbe che il negromante cambi il voto di stregakk da nolimiz a nolimiz...ma siamo nella particolarità!!!) <text:line-break/>Con questo giocatore si rafforzano gli schieramenti del male.<text:line-break/>N.B. di notte non agisce se ospitato da Boccadirosa</text:span></text:p>
      <text:p text:style-name="P29">Stregone<text:span text:style-name="T17">: </text:span><text:span text:style-name="T26">è un umano veggente. Lo stregone ha la stessa abilità del cartomante, cioè quella di guardare l’aura o in caso di assenza di essa la carta personaggio di un giocatore bersaglio. A differenza del cartomante ha l’aura malvagia.</text:span></text:p>
      <text:p text:style-name="P24">Villano<text:span text:style-name="T17">: <text:s/></text:span><text:span text:style-name="T21">è un umano qualsiasi, pertanto vince con gli umani.</text:span></text:p>
      <text:h text:style-name="P63" text:outline-level="1">Combinazioni di personaggi</text:h>
      <text:p text:style-name="P31">È possibile includere i personaggi in moltissime combinazioni. Te ne proponiamo alcune a tema. I numeri tra parentesi accanto ad alcuni personaggi indicano il numero di giocatori con cui includerli. Se è indicata una gamma di villici, aggiungine quanti ne servono affi nché ci sia un personaggio per giocatore. Nota: è possibile che il retro delle tue carte di Lupus in Tabula sia diverso dal retro delle carte di questa espansione. Per questo motivo, cerca per quanto possibile di inserire carte da entrambi i set quando li combini. Nei temi qui sotto, abbiamo indicato quali carte dovresti prendere da Lupus in Tabula (“LIT”) quando appropriato.</text:p>
      <text:list xml:id="list810518482479332690" text:style-name="L7">
        <text:list-item>
          <text:p text:style-name="P49">in 4: lupo mannaro più 3 personaggi scelti a caso tra: mucca mannara, Darius, Cartomante e <text:span text:style-name="T38">l’investigatore</text:span>(mischia questi quattro e scartane a caso uno, coperto, nella scatola).</text:p>
        </text:list-item>
        <text:list-item>
          <text:p text:style-name="P50">in 5: lupo mannaro, <text:span text:style-name="T37">mucca mannara</text:span>, Darius, Cartomante, <text:s/><text:span text:style-name="T36">L’investigatore</text:span></text:p>
        </text:list-item>
        <text:list-item>
          <text:p text:style-name="P49">in 6: lupo mannaro, <text:span text:style-name="T37">mucca mannara</text:span>, Darius, Cartomante, Amleto (+ teschio), dottor Jekyll (+ pozione)</text:p>
        </text:list-item>
        <text:list-item>
          <text:p text:style-name="P50">in 7: <text:span text:style-name="T36">2</text:span> lup<text:span text:style-name="T36">i</text:span> mannar<text:span text:style-name="T36">i</text:span>, Darius, Cartomante, <text:span text:style-name="T36">L’investigatore,</text:span> Amleto (+ teschio), dottor Jekyll (+ pozione)</text:p>
        </text:list-item>
        <text:list-item>
          <text:p text:style-name="P51">Pochi e speciali! (7-8 giocatori): Lara, 1 lupo mannaro di LIT, Darius, veggente o Cartomante, Baron Samedi,</text:p>
        </text:list-item>
        <text:list-item>
          <text:p text:style-name="P51">indemoniato, Gufo, miss Purple o medium (in 8); nessun villico</text:p>
        </text:list-item>
        <text:list-item>
          <text:p text:style-name="P51"><text:soft-page-break/>A volte ritornano (8-13 giocatori): il lupo mannaro di quest’espansione, 1 lupo mannaro di LIT, veggente o Cartomante, Baron Samedi, miss Purple (9+), Mortovivo (12+), Gufo (12+); 2 villici di quest’espansione e 2-4 villici di LIT.</text:p>
        </text:list-item>
        <text:list-item>
          <text:p text:style-name="P51">Il male e la cura (9-23 giocatori): Lara, 1 lupo mannaro di LIT (8-15) o 2 lupi mannari di LIT (16+), mucca mannara, Darius, veggente, Cartomante, indemoniato (10+), dottor Jekyll (12+); 2 villici di quest’espansione e 1-12 villici di LIT.</text:p>
        </text:list-item>
        <text:list-item>
          <text:p text:style-name="P51">Cultori del mistero (12-16 giocatori): il lupo mannaro di quest’espansione, 1 lupo mannaro di LIT (8-15) o 2 lupi mannari di LIT (16), mucca mannara, Darius (12-14) o criceto mannaro (15+), veggente, Cartomante, Baron Samedi, medium, indemoniato, guardia del corpo, dottor Jekyll, Amleto (12 o 14+), 2 massoni (13+) Mortovivo (15+); nessun villico.</text:p>
        </text:list-item>
        <text:list-item>
          <text:p text:style-name="P51">Notti di sangue (12-23 giocatori): il lupo mannaro di quest’espansione, 1 lupo mannaro di LIT (8-15) o 2 lupi mannari di LIT (16+), veggente o Cartomante, miss Purple, dottor Jekyll, Amleto, Mortovivo, Gufo nella versione “Gufo letale”; 2 villici di quest’espansione e 2-12 villici di LIT.</text:p>
        </text:list-item>
        <text:list-item>
          <text:p text:style-name="P51">Oltretomba che vai, fazione che trovi (9-28 giocatori): Lara, 1 lupo mannaro di LIT (9-24) o 2 lupi mannari di LIT (25+), il lupo mannaro di quest’espansione (16+), Darius (9-14) o criceto mannaro (15+), veggente o Cartomante, Baron Samedi, medium, indemoniato (10+), Dorian Wolf (12+), 2 massoni (13+), mitomane (16+), Gufo nella versione “Gufo letale” (20+); 1-2 villici di quest’espansione e 1-12 villici di LIT.</text:p>
        </text:list-item>
        <text:list-item>
          <text:p text:style-name="P51">Mitomania (16-30 giocatori): Lara, il lupo mannaro di quest’espansione, 1 lupo mannaro di LIT (16-24) o 2 lupi mannari di LIT (25+), mucca mannara, criceto mannaro, veggente, Cartomante, miss Purple, indemoniato, dottor Jekyll, Gufo (letale se 20+), Dorian Wolf, 2 massoni, mitomane; 1-2 villici di quest’espansione e 1-12 villici di LIT.</text:p>
        </text:list-item>
      </text:list>
      <text:h text:style-name="P64" text:outline-level="1">Varianti sui personaggi</text:h>
      <text:list xml:id="list3181238277927934117" text:style-name="L8">
        <text:list-item>
          <text:p text:style-name="P52">Amleto: la prima notte guarda l’Aura di un altro personaggio. Poi mette il teschio vicino a un personaggio a sua scelta (non sopra perché potrebbe impedire l’azione di altri personaggi); può scegliere di dare il teschio a un qualunque personaggio (non è obbligato a darlo al personaggio che ha guardato). Ogni giorno, chi riceve il teschio che viene passato lo mette vicino al proprio personaggio, all’esterno del cerchio;</text:p>
        </text:list-item>
        <text:list-item>
          <text:p text:style-name="P52">dottor Jekyll: a partire dalla seconda notte, può uccidere un personaggio ogni notte, mettendo la pozione sopra quella carta;</text:p>
        </text:list-item>
        <text:list-item>
          <text:p text:style-name="P52">Investigatore: a partire dalla seconda notte, guarda l’ultima Aura scartata, cioè quella in cima alla pila al centro del cerchio;</text:p>
        </text:list-item>
        <text:list-item>
          <text:p text:style-name="P52">Darius e la cartomante: possono guardare solo un personaggio vivo. Se il personaggio ha l’Aura, devono guardare l’Aura, non possono guardare il personaggio;</text:p>
        </text:list-item>
        <text:list-item>
          <text:p text:style-name="P52"><text:soft-page-break/>lupi mannari: si può scegliere un lupo capo, chi ha quella carta lupo è lunico che può scegliere se artigliare un lupo oppure no, se sceglie di artigliare l’altro lupo, non può oppors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18:30:16.962733260</meta:creation-date>
    <meta:generator>LibreOffice/5.1.6.2$Linux_X86_64 LibreOffice_project/10m0$Build-2</meta:generator>
    <dc:date>2019-12-20T18:40:02.629618808</dc:date>
    <meta:editing-duration>PT3H50M52S</meta:editing-duration>
    <meta:editing-cycles>61</meta:editing-cycles>
    <meta:document-statistic meta:table-count="0" meta:image-count="0" meta:object-count="0" meta:page-count="12" meta:paragraph-count="181" meta:word-count="4671" meta:character-count="27860" meta:non-whitespace-character-count="23435"/>
  </office:meta>
</office:document-meta>
</file>